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1.81cm"/>
    </style:style>
    <style:style style:name="co3" style:family="table-column">
      <style:table-column-properties fo:break-before="auto" style:column-width="1.538cm"/>
    </style:style>
    <style:style style:name="co4" style:family="table-column">
      <style:table-column-properties fo:break-before="auto" style:column-width="0.72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2.60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78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1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">
      <style:table-cell-properties fo:background-color="#00dc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KNN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8">
            <text:p>9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69">
            <text:p>6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9">
            <text:p>9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1">
            <text:p>7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9">
            <text:p>9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97">
            <text:p>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4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83">
            <text:p>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76">
            <text:p>7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97">
            <text:p>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5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2">
            <text:p>8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N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75">
            <text:p>75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N_sorted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3" table:default-cell-style-name="ce3"/>
        <table:table-row table:style-name="ro1">
          <table:table-cell table:style-name="ce4" table:number-columns-repeated="1024"/>
        </table:table-row>
        <table:table-row table:style-name="ro1">
          <table:table-cell/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KNN</text:p>
          </table:table-cell>
          <table:table-cell table:style-name="ce5" office:value-type="string">
            <text:p>Over</text:p>
          </table:table-cell>
          <table:table-cell table:style-name="ce5" office:value-type="string">
            <text:p>df_4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KNN</text:p>
          </table:table-cell>
          <table:table-cell table:style-name="ce5" office:value-type="string">
            <text:p>Over</text:p>
          </table:table-cell>
          <table:table-cell table:style-name="ce5" office:value-type="string">
            <text:p>df_5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5">
            <text:p>7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69">
            <text:p>6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1">
            <text:p>7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0">
            <text:p>7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5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2">
            <text:p>82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4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83">
            <text:p>83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97">
            <text:p>97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97">
            <text:p>97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8">
            <text:p>9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9">
            <text:p>9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9">
            <text:p>99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GBoos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1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number-columns-repeated="3" table:style-name="ce2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3">
            <text:p>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2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3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number-columns-repeated="3" table:style-name="ce2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4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5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number-columns-repeated="3" table:style-name="ce2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GBoost_sorted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3" table:default-cell-style-name="ce3"/>
        <table:table-row table:style-name="ro1">
          <table:table-cell table:style-name="ce6"/>
          <table:table-cell table:style-name="ce7" table:number-columns-repeated="10"/>
          <table:table-cell table:style-name="ce6" table:number-columns-repeated="1013"/>
        </table:table-row>
        <table:table-row table:style-name="ro1">
          <table:table-cell/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XG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4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XG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2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XG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1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7">
            <text:p>87</text:p>
          </table:table-cell>
          <table:table-cell table:number-columns-repeated="3" table:style-name="ce5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XG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3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7">
            <text:p>87</text:p>
          </table:table-cell>
          <table:table-cell table:number-columns-repeated="3" table:style-name="ce5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XG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5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7">
            <text:p>87</text:p>
          </table:table-cell>
          <table:table-cell table:number-columns-repeated="3" table:style-name="ce5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3">
            <text:p>93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" table:style-name="ta1" table:print="false"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8" table:formula="of:=(21088+3231)/28439*100" office:value-type="float" office:value="85.5128520693414">
            <text:p>86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1</text:p>
          </table:table-cell>
          <table:table-cell table:style-name="ce8" table:formula="of:=(17721+5058)/28439*100" office:value-type="float" office:value="80.0977530855515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number-columns-repeated="3"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8" table:formula="of:=(19979+4159)/28439*100" office:value-type="float" office:value="84.876402123844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8" table:formula="of:=(21158+3357)/28439*100" office:value-type="float" office:value="86.2020464854601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2</text:p>
          </table:table-cell>
          <table:table-cell table:style-name="ce8" table:formula="of:=(17855+5147)/28439*100" office:value-type="float" office:value="80.8818875487886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number-columns-repeated="3" table:style-name="ce2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style-name="ce8" table:formula="of:=(20093+4257)/28439*100" office:value-type="float" office:value="85.6218573086255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8" table:formula="of:=(21172+3329)/28439*100" office:value-type="float" office:value="86.1528183128802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3</text:p>
          </table:table-cell>
          <table:table-cell table:style-name="ce8" table:formula="of:=(17797+5152)/28439*100" office:value-type="float" office:value="80.6955237525933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number-columns-repeated="3" table:style-name="ce2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style-name="ce8" table:formula="of:=(20069+4213)/28439*100" office:value-type="float" office:value="85.3827490418088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8" table:formula="of:=(21216+3382)/28439*100" office:value-type="float" office:value="86.4938992228981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4</text:p>
          </table:table-cell>
          <table:table-cell table:style-name="ce8" table:formula="of:=(17850+5165)/28439*100" office:value-type="float" office:value="80.927599423327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87">
            <text:p>87</text:p>
          </table:table-cell>
          <table:table-cell table:number-columns-repeated="3" table:style-name="ce2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8" table:formula="of:=(20101+4270)/28439*100" office:value-type="float" office:value="85.6956995674953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8" table:formula="of:=(21189+3338)/28439*100" office:value-type="float" office:value="86.2442420619572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5</text:p>
          </table:table-cell>
          <table:table-cell table:style-name="ce8" table:formula="of:=(17793+5179)/28439*100" office:value-type="float" office:value="80.776398607546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number-columns-repeated="3" table:style-name="ce2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style-name="ce8" table:formula="of:=(20175+4214)/28439*100" office:value-type="float" office:value="85.7589929322409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_sorted" table:style-name="ta1" table:print="false">
        <table:table-column table:style-name="co9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3" table:default-cell-style-name="ce3"/>
        <table:table-row table:style-name="ro1">
          <table:table-cell table:style-name="ce6"/>
          <table:table-cell table:style-name="ce7" table:number-columns-repeated="10"/>
          <table:table-cell table:style-name="ce6" table:number-columns-repeated="1013"/>
        </table:table-row>
        <table:table-row table:style-name="ro1">
          <table:table-cell/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Random Fore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4</text:p>
          </table:table-cell>
          <table:table-cell table:style-name="ce9" table:formula="of:=(17850+5165)/28439*100" office:value-type="float" office:value="80.927599423327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87">
            <text:p>87</text:p>
          </table:table-cell>
          <table:table-cell table:number-columns-repeated="3" table:style-name="ce5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Random Fore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2</text:p>
          </table:table-cell>
          <table:table-cell table:style-name="ce9" table:formula="of:=(17855+5147)/28439*100" office:value-type="float" office:value="80.8818875487886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7">
            <text:p>87</text:p>
          </table:table-cell>
          <table:table-cell table:number-columns-repeated="3" table:style-name="ce5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Random Fore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5</text:p>
          </table:table-cell>
          <table:table-cell table:style-name="ce9" table:formula="of:=(17793+5179)/28439*100" office:value-type="float" office:value="80.776398607546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7">
            <text:p>87</text:p>
          </table:table-cell>
          <table:table-cell table:number-columns-repeated="3" table:style-name="ce5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Random Fore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3</text:p>
          </table:table-cell>
          <table:table-cell table:style-name="ce9" table:formula="of:=(17797+5152)/28439*100" office:value-type="float" office:value="80.6955237525933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7">
            <text:p>87</text:p>
          </table:table-cell>
          <table:table-cell table:number-columns-repeated="3" table:style-name="ce5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Random Fore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1</text:p>
          </table:table-cell>
          <table:table-cell table:style-name="ce9" table:formula="of:=(17721+5058)/28439*100" office:value-type="float" office:value="80.0977530855515">
            <text:p>80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86">
            <text:p>86</text:p>
          </table:table-cell>
          <table:table-cell table:number-columns-repeated="3"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8" table:formula="of:=(20101+4270)/28439*100" office:value-type="float" office:value="85.6956995674953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style-name="ce8" table:formula="of:=(20093+4257)/28439*100" office:value-type="float" office:value="85.6218573086255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style-name="ce8" table:formula="of:=(20175+4214)/28439*100" office:value-type="float" office:value="85.7589929322409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style-name="ce8" table:formula="of:=(20069+4213)/28439*100" office:value-type="float" office:value="85.3827490418088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8" table:formula="of:=(19979+4159)/28439*100" office:value-type="float" office:value="84.876402123844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8" table:formula="of:=(21216+3382)/28439*100" office:value-type="float" office:value="86.4938992228981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96">
            <text:p>9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8" table:formula="of:=(21158+3357)/28439*100" office:value-type="float" office:value="86.2020464854601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96">
            <text:p>9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8" table:formula="of:=(21189+3338)/28439*100" office:value-type="float" office:value="86.2442420619572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6">
            <text:p>9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8" table:formula="of:=(21172+3329)/28439*100" office:value-type="float" office:value="86.1528183128802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6">
            <text:p>9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8" table:formula="of:=(21088+3231)/28439*100" office:value-type="float" office:value="85.5128520693414">
            <text:p>86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5">
            <text:p>95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Boost" table:style-name="ta1" table:print="false"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8" table:formula="of:=(20007+4335)/28439*100" office:value-type="float" office:value="85.5937269242941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0">
            <text:p>9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1</text:p>
          </table:table-cell>
          <table:table-cell table:style-name="ce8" table:formula="of:=(15904+5661)/28439*100" office:value-type="float" office:value="75.8289672632652">
            <text:p>7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72">
            <text:p>7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8" table:formula="of:=(19628+4553)/28439*100" office:value-type="float" office:value="85.0276029396252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8" table:formula="of:=(20006+4482)/28439*100" office:value-type="float" office:value="86.1071064383417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2</text:p>
          </table:table-cell>
          <table:table-cell table:style-name="ce8" table:formula="of:=(15913+5665)/28439*100" office:value-type="float" office:value="75.8746791378037">
            <text:p>7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72">
            <text:p>7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style-name="ce8" table:formula="of:=(19677+4618)/28439*100" office:value-type="float" office:value="85.4284609163473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8" table:formula="of:=(19978+4437)/28439*100" office:value-type="float" office:value="85.8504166813179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3</text:p>
          </table:table-cell>
          <table:table-cell table:style-name="ce8" table:formula="of:=(15790+5640)/28439*100" office:value-type="float" office:value="75.3542670276733">
            <text:p>7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72">
            <text:p>7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style-name="ce8" table:formula="of:=(19621+4577)/28439*100" office:value-type="float" office:value="85.0873800063294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8" table:formula="of:=(20025+4525)/28439*100" office:value-type="float" office:value="86.3251169169099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4</text:p>
          </table:table-cell>
          <table:table-cell table:style-name="ce8" table:formula="of:=(16065+5643)/28439*100" office:value-type="float" office:value="76.3317978831886">
            <text:p>7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73">
            <text:p>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8" table:formula="of:=(19682+4642)/28439*100" office:value-type="float" office:value="85.5304335595485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8" table:formula="of:=(19975+4479)/28439*100" office:value-type="float" office:value="85.9875523049334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5</text:p>
          </table:table-cell>
          <table:table-cell table:style-name="ce8" table:formula="of:=(15907+5668)/28439*100" office:value-type="float" office:value="75.8641302436795">
            <text:p>7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72">
            <text:p>7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style-name="ce8" table:formula="of:=(19632+4603)/28439*100" office:value-type="float" office:value="85.217483033862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Boost_sorted" table:style-name="ta1" table:print="false">
        <table:table-column table:style-name="co9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3" table:default-cell-style-name="ce3"/>
        <table:table-row table:style-name="ro1">
          <table:table-cell table:style-name="ce6"/>
          <table:table-cell table:style-name="ce7" table:number-columns-repeated="10"/>
          <table:table-cell table:style-name="ce6" table:number-columns-repeated="1013"/>
        </table:table-row>
        <table:table-row table:style-name="ro1">
          <table:table-cell/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4</text:p>
          </table:table-cell>
          <table:table-cell table:style-name="ce9" table:formula="of:=(16065+5643)/28439*100" office:value-type="float" office:value="76.3317978831886">
            <text:p>7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3">
            <text:p>73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2</text:p>
          </table:table-cell>
          <table:table-cell table:style-name="ce9" table:formula="of:=(15913+5665)/28439*100" office:value-type="float" office:value="75.8746791378037">
            <text:p>7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5</text:p>
          </table:table-cell>
          <table:table-cell table:style-name="ce9" table:formula="of:=(15907+5668)/28439*100" office:value-type="float" office:value="75.8641302436795">
            <text:p>7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1</text:p>
          </table:table-cell>
          <table:table-cell table:style-name="ce9" table:formula="of:=(15904+5661)/28439*100" office:value-type="float" office:value="75.8289672632652">
            <text:p>7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3</text:p>
          </table:table-cell>
          <table:table-cell table:style-name="ce9" table:formula="of:=(15790+5640)/28439*100" office:value-type="float" office:value="75.3542670276733">
            <text:p>75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8" table:formula="of:=(19682+4642)/28439*100" office:value-type="float" office:value="85.5304335595485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style-name="ce8" table:formula="of:=(19677+4618)/28439*100" office:value-type="float" office:value="85.4284609163473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style-name="ce8" table:formula="of:=(19632+4603)/28439*100" office:value-type="float" office:value="85.217483033862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style-name="ce8" table:formula="of:=(19621+4577)/28439*100" office:value-type="float" office:value="85.0873800063294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8" table:formula="of:=(19628+4553)/28439*100" office:value-type="float" office:value="85.0276029396252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8" table:formula="of:=(20025+4525)/28439*100" office:value-type="float" office:value="86.3251169169099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8" table:formula="of:=(20006+4482)/28439*100" office:value-type="float" office:value="86.1071064383417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8" table:formula="of:=(19975+4479)/28439*100" office:value-type="float" office:value="85.9875523049334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8" table:formula="of:=(19978+4437)/28439*100" office:value-type="float" office:value="85.8504166813179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8" table:formula="of:=(20007+4335)/28439*100" office:value-type="float" office:value="85.5937269242941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0">
            <text:p>90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4">
            <text:p>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g Reg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9">
            <text:p>79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R_sorted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3" table:default-cell-style-name="ce3"/>
        <table:table-row table:style-name="ro1">
          <table:table-cell table:style-name="ce6"/>
          <table:table-cell table:style-name="ce7" table:number-columns-repeated="10"/>
          <table:table-cell table:style-name="ce6" table:number-columns-repeated="1013"/>
        </table:table-row>
        <table:table-row table:style-name="ro1">
          <table:table-cell/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1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2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Over</text:p>
          </table:table-cell>
          <table:table-cell table:style-name="ce5" office:value-type="string">
            <text:p>df_2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4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Over</text:p>
          </table:table-cell>
          <table:table-cell table:style-name="ce5" office:value-type="string">
            <text:p>df_4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5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Over</text:p>
          </table:table-cell>
          <table:table-cell table:style-name="ce5" office:value-type="string">
            <text:p>df_5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79">
            <text:p>7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3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Over</text:p>
          </table:table-cell>
          <table:table-cell table:style-name="ce5" office:value-type="string">
            <text:p>df_3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og Reg</text:p>
          </table:table-cell>
          <table:table-cell table:style-name="ce5" office:value-type="string">
            <text:p>Over</text:p>
          </table:table-cell>
          <table:table-cell table:style-name="ce5" office:value-type="string">
            <text:p>df_1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5">
            <text:p>9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5">
            <text:p>9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_sorted" table:style-name="ta1" table:print="false"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3" table:default-cell-style-name="ce3"/>
        <table:table-row table:style-name="ro1">
          <table:table-cell/>
          <table:table-cell table:style-name="ce1" office:value-type="string">
            <text:p>Classifier</text:p>
          </table:table-cell>
          <table:table-cell table:style-name="ce1" office:value-type="string">
            <text:p>Sampling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1 Class 1</text:p>
          </table:table-cell>
          <table:table-cell table:style-name="ce1" office:value-type="string">
            <text:p>F1 Class 0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Recall Class 1</text:p>
          </table:table-cell>
          <table:table-cell table:style-name="ce1" office:value-type="string">
            <text:p>Recall Class 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4</text:p>
          </table:table-cell>
          <table:table-cell table:style-name="ce9" table:formula="of:=(16065+5643)/28439*100" office:value-type="float" office:value="76.3317978831886">
            <text:p>7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3">
            <text:p>73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2</text:p>
          </table:table-cell>
          <table:table-cell table:style-name="ce9" table:formula="of:=(15913+5665)/28439*100" office:value-type="float" office:value="75.8746791378037">
            <text:p>7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5</text:p>
          </table:table-cell>
          <table:table-cell table:style-name="ce9" table:formula="of:=(15907+5668)/28439*100" office:value-type="float" office:value="75.8641302436795">
            <text:p>7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1</text:p>
          </table:table-cell>
          <table:table-cell table:style-name="ce9" table:formula="of:=(15904+5661)/28439*100" office:value-type="float" office:value="75.8289672632652">
            <text:p>7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atBoost</text:p>
          </table:table-cell>
          <table:table-cell table:style-name="ce5" office:value-type="string">
            <text:p>Under</text:p>
          </table:table-cell>
          <table:table-cell table:style-name="ce5" office:value-type="string">
            <text:p>df_3</text:p>
          </table:table-cell>
          <table:table-cell table:style-name="ce9" table:formula="of:=(15790+5640)/28439*100" office:value-type="float" office:value="75.3542670276733">
            <text:p>75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>
            <text:p>XGBoost</text:p>
          </table:table-cell>
          <table:table-cell table:style-name="ce10" office:value-type="string">
            <text:p>Under</text:p>
          </table:table-cell>
          <table:table-cell table:style-name="ce10" office:value-type="string">
            <text:p>df_4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66">
            <text:p>66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>
            <text:p>XGBoost</text:p>
          </table:table-cell>
          <table:table-cell table:style-name="ce10" office:value-type="string">
            <text:p>Under</text:p>
          </table:table-cell>
          <table:table-cell table:style-name="ce10" office:value-type="string">
            <text:p>df_2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>
            <text:p>KNN</text:p>
          </table:table-cell>
          <table:table-cell table:style-name="ce11" office:value-type="string">
            <text:p>Over</text:p>
          </table:table-cell>
          <table:table-cell table:style-name="ce11" office:value-type="string">
            <text:p>df_4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6">
            <text:p>76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>
            <text:p>KNN</text:p>
          </table:table-cell>
          <table:table-cell table:style-name="ce11" office:value-type="string">
            <text:p>Over</text:p>
          </table:table-cell>
          <table:table-cell table:style-name="ce11" office:value-type="string">
            <text:p>df_5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5">
            <text:p>7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>
            <text:p>XGBoost</text:p>
          </table:table-cell>
          <table:table-cell table:style-name="ce10" office:value-type="string">
            <text:p>Under</text:p>
          </table:table-cell>
          <table:table-cell table:style-name="ce10" office:value-type="string">
            <text:p>df_1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87">
            <text:p>87</text:p>
          </table:table-cell>
          <table:table-cell table:number-columns-repeated="3" table:style-name="ce10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>
            <text:p>XGBoost</text:p>
          </table:table-cell>
          <table:table-cell table:style-name="ce10" office:value-type="string">
            <text:p>Under</text:p>
          </table:table-cell>
          <table:table-cell table:style-name="ce10" office:value-type="string">
            <text:p>df_3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87">
            <text:p>87</text:p>
          </table:table-cell>
          <table:table-cell table:number-columns-repeated="3" table:style-name="ce10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>
            <text:p>XGBoost</text:p>
          </table:table-cell>
          <table:table-cell table:style-name="ce10" office:value-type="string">
            <text:p>Under</text:p>
          </table:table-cell>
          <table:table-cell table:style-name="ce10" office:value-type="string">
            <text:p>df_5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87">
            <text:p>87</text:p>
          </table:table-cell>
          <table:table-cell table:number-columns-repeated="3" table:style-name="ce10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>
            <text:p>Random Forest</text:p>
          </table:table-cell>
          <table:table-cell table:style-name="ce12" office:value-type="string">
            <text:p>Under</text:p>
          </table:table-cell>
          <table:table-cell table:style-name="ce12" office:value-type="string">
            <text:p>df_4</text:p>
          </table:table-cell>
          <table:table-cell table:style-name="ce13" table:formula="of:=(17850+5165)/28439*100" office:value-type="float" office:value="80.9275994233271">
            <text:p>81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87">
            <text:p>87</text:p>
          </table:table-cell>
          <table:table-cell table:number-columns-repeated="3" table:style-name="ce12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>
            <text:p>Random Forest</text:p>
          </table:table-cell>
          <table:table-cell table:style-name="ce12" office:value-type="string">
            <text:p>Under</text:p>
          </table:table-cell>
          <table:table-cell table:style-name="ce12" office:value-type="string">
            <text:p>df_2</text:p>
          </table:table-cell>
          <table:table-cell table:style-name="ce13" table:formula="of:=(17855+5147)/28439*100" office:value-type="float" office:value="80.8818875487886">
            <text:p>81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7">
            <text:p>87</text:p>
          </table:table-cell>
          <table:table-cell table:number-columns-repeated="3" table:style-name="ce12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>
            <text:p>Random Forest</text:p>
          </table:table-cell>
          <table:table-cell table:style-name="ce12" office:value-type="string">
            <text:p>Under</text:p>
          </table:table-cell>
          <table:table-cell table:style-name="ce12" office:value-type="string">
            <text:p>df_5</text:p>
          </table:table-cell>
          <table:table-cell table:style-name="ce13" table:formula="of:=(17793+5179)/28439*100" office:value-type="float" office:value="80.776398607546">
            <text:p>81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7">
            <text:p>87</text:p>
          </table:table-cell>
          <table:table-cell table:number-columns-repeated="3" table:style-name="ce12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>
            <text:p>Random Forest</text:p>
          </table:table-cell>
          <table:table-cell table:style-name="ce12" office:value-type="string">
            <text:p>Under</text:p>
          </table:table-cell>
          <table:table-cell table:style-name="ce12" office:value-type="string">
            <text:p>df_3</text:p>
          </table:table-cell>
          <table:table-cell table:style-name="ce13" table:formula="of:=(17797+5152)/28439*100" office:value-type="float" office:value="80.6955237525933">
            <text:p>81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7">
            <text:p>87</text:p>
          </table:table-cell>
          <table:table-cell table:number-columns-repeated="3" table:style-name="ce12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>
            <text:p>Random Forest</text:p>
          </table:table-cell>
          <table:table-cell table:style-name="ce12" office:value-type="string">
            <text:p>Under</text:p>
          </table:table-cell>
          <table:table-cell table:style-name="ce12" office:value-type="string">
            <text:p>df_1</text:p>
          </table:table-cell>
          <table:table-cell table:style-name="ce13" table:formula="of:=(17721+5058)/28439*100" office:value-type="float" office:value="80.0977530855515">
            <text:p>80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86">
            <text:p>86</text:p>
          </table:table-cell>
          <table:table-cell table:number-columns-repeated="3" table:style-name="ce1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KNN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df_1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69">
            <text:p>69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df_1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df_2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df_2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df_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df_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KNN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df_2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1">
            <text:p>7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KNN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df_3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">
            <text:p>7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df_5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df_5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79">
            <text:p>79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df_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df_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Log Reg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df_1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KNN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df_5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2">
            <text:p>82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KNN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df_4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83">
            <text:p>83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8" table:formula="of:=(19682+4642)/28439*100" office:value-type="float" office:value="85.5304335595485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style-name="ce8" table:formula="of:=(19677+4618)/28439*100" office:value-type="float" office:value="85.4284609163473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style-name="ce8" table:formula="of:=(19632+4603)/28439*100" office:value-type="float" office:value="85.217483033862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style-name="ce8" table:formula="of:=(19621+4577)/28439*100" office:value-type="float" office:value="85.0873800063294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8" table:formula="of:=(19628+4553)/28439*100" office:value-type="float" office:value="85.0276029396252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9">
            <text:p>8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8" table:formula="of:=(20025+4525)/28439*100" office:value-type="float" office:value="86.3251169169099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8" table:formula="of:=(20006+4482)/28439*100" office:value-type="float" office:value="86.1071064383417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8" table:formula="of:=(19975+4479)/28439*100" office:value-type="float" office:value="85.9875523049334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8" table:formula="of:=(19978+4437)/28439*100" office:value-type="float" office:value="85.8504166813179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1">
            <text:p>8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t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8" table:formula="of:=(20007+4335)/28439*100" office:value-type="float" office:value="85.5937269242941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0">
            <text:p>9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Under</text:p>
          </table:table-cell>
          <table:table-cell table:style-name="ce2" office:value-type="string">
            <text:p>df_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8" table:formula="of:=(20101+4270)/28439*100" office:value-type="float" office:value="85.6956995674953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style-name="ce8" table:formula="of:=(20093+4257)/28439*100" office:value-type="float" office:value="85.6218573086255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style-name="ce8" table:formula="of:=(20175+4214)/28439*100" office:value-type="float" office:value="85.7589929322409">
            <text:p>8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style-name="ce8" table:formula="of:=(20069+4213)/28439*100" office:value-type="float" office:value="85.3827490418088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8" table:formula="of:=(19979+4159)/28439*100" office:value-type="float" office:value="84.876402123844">
            <text:p>8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4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2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5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3">
            <text:p>93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Over</text:p>
          </table:table-cell>
          <table:table-cell table:style-name="ce2" office:value-type="string">
            <text:p>df_3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XGBoo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8" table:formula="of:=(21216+3382)/28439*100" office:value-type="float" office:value="86.4938992228981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96">
            <text:p>9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8" table:formula="of:=(21158+3357)/28439*100" office:value-type="float" office:value="86.2020464854601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96">
            <text:p>9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8" table:formula="of:=(21189+3338)/28439*100" office:value-type="float" office:value="86.2442420619572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6">
            <text:p>9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8" table:formula="of:=(21172+3329)/28439*100" office:value-type="float" office:value="86.1528183128802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6">
            <text:p>9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andom Fores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8" table:formula="of:=(21088+3231)/28439*100" office:value-type="float" office:value="85.5128520693414">
            <text:p>86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5">
            <text:p>9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5">
            <text:p>9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5">
            <text:p>9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4">
            <text:p>9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Log Re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97">
            <text:p>97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4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97">
            <text:p>97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1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8">
            <text:p>9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2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9">
            <text:p>9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N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f_3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9">
            <text:p>99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lobal_sorted.A1:Global_sorted.AMJ1048576">
          <table:sort>
            <table:sort-by table:field-number="9" table:order="descending" table:data-type="automatic"/>
            <table:sort-by table:field-number="4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0">10/10/2022</text:date>, <text:time>13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Vilar</meta:initial-creator>
    <meta:creation-date>2022-10-09T17:14:43</meta:creation-date>
    <meta:generator>OpenOffice/4.1.2$Unix OpenOffice.org_project/412m3$Build-9782</meta:generator>
    <dc:date>2022-10-10T13:53:04</dc:date>
    <dc:creator>Fabien Vilar</dc:creator>
    <meta:editing-duration>PT3H31M23S</meta:editing-duration>
    <meta:editing-cycles>10</meta:editing-cycles>
    <meta:document-statistic meta:table-count="11" meta:cell-count="2360" meta:object-count="0"/>
  </office:meta>
</office:document-meta>
</file>